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3.036cm"/>
    </style:style>
    <style:style style:name="gr2" style:family="graphic" style:parent-style-name="standard">
      <style:graphic-properties draw:textarea-horizontal-align="justify" draw:textarea-vertical-align="middle" draw:auto-grow-height="false" fo:min-height="0.872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882cm" fo:min-width="3.602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cm" svg:height="2.1cm" svg:x="7.3cm" svg:y="6.4cm">
          <text:p text:style-name="P1"><text:span text:style-name="T1">Index.ph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1.4cm" svg:x="7.5cm" svg:y="5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5.8cm" svg:height="1.6cm" svg:x="2.6cm" svg:y="3.5cm">
          <text:p text:style-name="P2"><text:span text:style-name="T1">variablesdeusuario</text:span>.<text:span text:style-name="T1">ph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8cm" svg:height="1.6cm" svg:x="11.1cm" svg:y="3.6cm">
          <text:p text:style-name="P2"><text:span text:style-name="T1">notas</text:span>.<text:span text:style-name="T1">ph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1.4cm" svg:x="11.501cm" svg:y="5.1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9T11:33:26.188862268</meta:creation-date>
    <dc:date>2015-03-29T16:48:32.872291866</dc:date>
    <meta:editing-duration>PT4H59M56S</meta:editing-duration>
    <meta:editing-cycles>1</meta:editing-cycles>
    <meta:document-statistic meta:object-count="5"/>
    <meta:generator>LibreOffice/4.4.1.2$Linux_X86_64 LibreOffice_project/40m0$Build-2</meta:generator>
  </office:meta>
</office:document-meta>
</file>